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style:style>
    <style:style style:name="P4" style:family="paragraph" style:parent-style-name="Standard">
      <style:text-properties style:font-name="Arial" fo:font-size="15pt" fo:font-weight="bold" style:font-size-asian="15pt" style:font-weight-asian="bold" style:font-size-complex="15pt" style:font-weight-complex="bold"/>
    </style:style>
    <style:style style:name="P5" style:family="paragraph" style:parent-style-name="Table_20_Contents">
      <style:text-properties style:font-name="Arial" fo:font-size="14pt" style:font-size-asian="14pt" style:font-size-complex="14pt"/>
    </style:style>
    <style:style style:name="P6" style:family="paragraph" style:parent-style-name="Table_20_Contents">
      <style:text-properties style:font-name="Arial" fo:font-size="14pt" style:text-underline-style="solid" style:text-underline-width="auto" style:text-underline-color="font-color"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Bedienung von qtroad:</text:span>.</text:p>
      <text:p text:style-name="P2"/>
      <text:p text:style-name="P2">Mit „qtroad“ kann man aus reinem C/C++ -Code UML-Struktogramme und Klassendiagramme erstellen. Dazu lädt man mit „Öffnen“ den Inhalt von einen oder mehreren C/C++-Dateien in das links Platzierte Edit-Feld oder schreibt ihn direkt links in das Fenster. Es wird davon ausgegangen, das dieser Code fehlerfrei ist, weshalb dies ggf. noch überprüft werden sollte. Mit „Generate“ wird dieser Code dann zu Klassen-/ Struktogrammen umgewandelt, welche auf der rechten Seite dann grafisch dargestellt werden. Diese Klassen-/Struktogramme können <text:s/>mit der Option „Direct Print“ direkt nach Auswahl eines Druckers gedruckt werden oder mit der Option „Print to PDF“ als eine PDF-Datei gespeichert werden. Dabei ist die Qualität des Drucks/ PDF's wesentlich besser als auf der grafischen Oberfläche, weshalb man sich nicht von dieser irritieren lassen sollte.</text:p>
      <text:p text:style-name="P2"/>
      <text:p text:style-name="P2"/>
      <text:p text:style-name="P2"/>
      <text:p text:style-name="P4">Benutzeroberfläche:</text:p>
      <text:p text:style-name="P2"/>
      <text:p text:style-name="P2">//gutes Bild mit geladenem Code und erzeugten Diagrammen</text:p>
      <text:p text:style-name="P2"/>
      <text:p text:style-name="P2"><text:span text:style-name="T1">Links:</text:span> Edit-Feld, in das mit „Open“ der Inhalt von einer oder mehreren C++ - <text:tab/>Quellcodedateie(n) geladen werden kann</text:p>
      <text:p text:style-name="P2"><text:span text:style-name="T1">Rechts:</text:span><text:span text:style-name="T2"> Grafik</text:span> Feld, in dem mit „Generate“ die fertigen Klassendiagramme/ <text:tab/>Struktogramme angezeigt werden.</text:p>
      <text:p text:style-name="P2"/>
      <text:p text:style-name="P2"/>
      <text:p text:style-name="P4">Tastenkürzel:</text:p>
      <text:p text:style-name="P4"/>
      <table:table table:name="Tabelle1" table:style-name="Tabelle1">
        <table:table-column table:style-name="Tabelle1.A" table:number-columns-repeated="2"/>
        <table:table-row>
          <table:table-cell table:style-name="Tabelle1.A1" office:value-type="string">
            <text:p text:style-name="P6">Aktion</text:p>
          </table:table-cell>
          <table:table-cell table:style-name="Tabelle1.B1" office:value-type="string">
            <text:p text:style-name="P6">Tastenkürzel</text:p>
          </table:table-cell>
        </table:table-row>
        <table:table-row>
          <table:table-cell table:style-name="Tabelle1.A2" office:value-type="string">
            <text:p text:style-name="P5">Open</text:p>
          </table:table-cell>
          <table:table-cell table:style-name="Tabelle1.B2" office:value-type="string">
            <text:p text:style-name="P5">Strg + O</text:p>
          </table:table-cell>
        </table:table-row>
        <table:table-row>
          <table:table-cell table:style-name="Tabelle1.A2" office:value-type="string">
            <text:p text:style-name="P5">Generate</text:p>
          </table:table-cell>
          <table:table-cell table:style-name="Tabelle1.B2" office:value-type="string">
            <text:p text:style-name="P5">Strg + G</text:p>
          </table:table-cell>
        </table:table-row>
        <table:table-row>
          <table:table-cell table:style-name="Tabelle1.A2" office:value-type="string">
            <text:p text:style-name="P5">Direct Print</text:p>
          </table:table-cell>
          <table:table-cell table:style-name="Tabelle1.B2" office:value-type="string">
            <text:p text:style-name="P5">Strg + P</text:p>
          </table:table-cell>
        </table:table-row>
        <table:table-row>
          <table:table-cell table:style-name="Tabelle1.A2" office:value-type="string">
            <text:p text:style-name="P5">Print To PDF</text:p>
          </table:table-cell>
          <table:table-cell table:style-name="Tabelle1.B2" office:value-type="string">
            <text:p text:style-name="P5">Strg + 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SimSun" style:font-size-asian="10pt" style:font-name-complex="Liberation Mono"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ristian Autenrieth, Marvin Baral, Lukas Lihotzki <text:s text:c="19"/>Klasse 12/2<text:tab/>28.06.201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8:16:35.228000000</meta:creation-date>
    <dc:date>2015-06-28T00:56:22.97</dc:date>
    <meta:editing-duration>PT33M59S</meta:editing-duration>
    <meta:editing-cycles>8</meta:editing-cycles>
    <meta:generator>OpenOffice/4.0.1$Win32 OpenOffice.org_project/401m5$Build-9714</meta:generator>
    <dc:creator>Marvin Baral</dc:creator>
    <meta:document-statistic meta:table-count="1" meta:image-count="0" meta:object-count="0" meta:page-count="1" meta:paragraph-count="18" meta:word-count="196" meta:character-count="1355"/>
  </office:meta>
</office:document-meta>
</file>